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2083in" style:contextual-spacing="false" style:line-height-at-least="0.2291in" fo:text-indent="0in" style:auto-text-indent="false" fo:padding="0in" fo:border="none"/>
      <style:text-properties fo:font-variant="normal" fo:text-transform="none" fo:color="#525252" style:font-name="Georgia" fo:font-size="11.25pt" fo:letter-spacing="normal" fo:font-style="normal" fo:font-weight="normal"/>
    </style:style>
    <style:style style:name="P2" style:family="paragraph" style:parent-style-name="Standard">
      <style:paragraph-properties fo:background-color="#000000">
        <style:background-image/>
      </style:paragraph-properties>
      <style:text-properties fo:font-size="10pt" officeooo:rsid="000384e8" officeooo:paragraph-rsid="000384e8" style:font-size-asian="10pt" style:font-size-complex="10pt"/>
    </style:style>
    <style:style style:name="P3" style:family="paragraph" style:parent-style-name="Standard">
      <style:paragraph-properties fo:background-color="#000000">
        <style:background-image/>
      </style:paragraph-properties>
      <style:text-properties fo:font-size="10pt" officeooo:rsid="0006d01d" officeooo:paragraph-rsid="0006d01d" style:font-size-asian="10pt" style:font-size-complex="10pt"/>
    </style:style>
    <style:style style:name="P4" style:family="paragraph" style:parent-style-name="Standard">
      <style:paragraph-properties fo:background-color="#000000">
        <style:background-image/>
      </style:paragraph-properties>
      <style:text-properties fo:font-size="10pt" officeooo:paragraph-rsid="0004c988" style:font-size-asian="10pt" style:font-size-complex="10pt"/>
    </style:style>
    <style:style style:name="P5" style:family="paragraph" style:parent-style-name="Standard">
      <style:paragraph-properties fo:background-color="#000000">
        <style:background-image/>
      </style:paragraph-properties>
      <style:text-properties fo:font-size="10pt" officeooo:rsid="0009fac3" officeooo:paragraph-rsid="0009fac3" style:font-size-asian="10pt" style:font-size-complex="10pt"/>
    </style:style>
    <style:style style:name="P6" style:family="paragraph" style:parent-style-name="Text_20_body">
      <style:paragraph-properties fo:background-color="#000000">
        <style:background-image/>
      </style:paragraph-properties>
      <style:text-properties fo:font-variant="normal" fo:text-transform="none" fo:color="#525252" style:font-name="Georgia" fo:font-size="11.25pt" fo:letter-spacing="normal" fo:font-style="normal" fo:font-weight="normal" officeooo:rsid="0006d01d" officeooo:paragraph-rsid="0006d01d" style:font-size-asian="10pt" style:font-size-complex="10pt"/>
    </style:style>
    <style:style style:name="P7" style:family="paragraph" style:parent-style-name="Standard">
      <style:paragraph-properties fo:background-color="#000000">
        <style:background-image/>
      </style:paragraph-properties>
      <style:text-properties fo:font-size="10pt" officeooo:rsid="0006b7a2" officeooo:paragraph-rsid="0004c988" style:font-size-asian="10pt" style:font-size-complex="10pt"/>
    </style:style>
    <style:style style:name="P8" style:family="paragraph" style:parent-style-name="Text_20_body">
      <style:paragraph-properties fo:margin-left="0in" fo:margin-right="0in" fo:margin-top="0in" fo:margin-bottom="0.2083in" style:contextual-spacing="false" style:line-height-at-least="0.2291in" fo:text-indent="0in" style:auto-text-indent="false" fo:padding="0in" fo:border="none"/>
      <style:text-properties fo:font-variant="normal" fo:text-transform="none" fo:color="#525252" style:font-name="Georgia" fo:font-size="11.25pt" fo:letter-spacing="normal" fo:font-style="normal" fo:font-weight="normal"/>
    </style:style>
    <style:style style:name="P9" style:family="paragraph" style:parent-style-name="Text_20_body">
      <style:paragraph-properties fo:margin-left="0in" fo:margin-right="0in" fo:margin-top="0in" fo:margin-bottom="0.2083in" style:contextual-spacing="false" style:line-height-at-least="0.2291in" fo:text-indent="0in" style:auto-text-indent="false" fo:padding="0in" fo:border="none"/>
      <style:text-properties fo:font-variant="normal" fo:text-transform="none" fo:color="#525252" style:font-name="Georgia" fo:font-size="11.25pt" fo:letter-spacing="normal" fo:font-style="normal" fo:font-weight="normal" officeooo:rsid="000bb674" officeooo:paragraph-rsid="000bb6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ingling smells of citrus and cigarettes as I sat at the bar, my seven year old legs not touching the floor. <text:s/>The orange loomed large in front of me, with the chess board absorbing the rest of my vision.</text:p>
      <text:p text:style-name="P2"/>
      <text:p text:style-name="P3">Strategy guide for life if life was a game</text:p>
      <text:p text:style-name="P3"/>
      <text:p text:style-name="P6">FORM OF FICTION TERM PAPER ASSIGNMENT</text:p>
      <text:p text:style-name="P9">“I'd like to have two armies: one for display with lovely guns, tanks, little soldiers, staffs, distinguished and doddering Generals, and dear little regimental officers who would be deeply concerned over their General's bowel movements or their Colonel's piles, an army that would be shown for a modest fee on every fairground in the country. The other would be the real one, composed entirely of young enthusiasts in camouflage uniforms, who would not be put on display, but from whom impossible efforts would be demanded and to whom all sorts of tricks would be taught. That's the army in which I should like to fight.”</text:p>
      <text:p text:style-name="P9"/>
      <text:p text:style-name="P9">― Jean Lartéguy </text:p>
      <text:p text:style-name="P1"/>
      <text:p text:style-name="P1">November 30, 1965</text:p>
      <text:p text:style-name="P1">Beloved:</text:p>
      <text:p text:style-name="P1">This course began as Form and Theory of Fiction, became Form of Fiction, then Form and Texture of Fiction, then Surface Criticism, or How to Talk out of the Corner of Your Mouth Like a Real Tough Pro. It will probably be Animal Husbandry 108 by the time Black February rolls around. As was said to me years ago by a dear, dear friend, “Keep your hat on. We may end up miles from here.”</text:p>
      <text:p text:style-name="P1">As for your term papers, I should like them to be both cynical and religious. I want you to adore the Universe, to be easily delighted, but to be prompt as well with impatience with those artists who offend your own deep notions of what the Universe is or should be. “This above all …”</text:p>
      <text:p text:style-name="P1">I invite you to read the fifteen tales in Masters of the Modern Short Story (W. Havighurst, editor, 1955, Harcourt, Brace, $14.95 in paperback). Read them for pleasure and satisfaction, beginning each as though, only seven minutes before, you had swallowed two ounces of very good booze. “Except ye be as little children …”</text:p>
      <text:p text:style-name="P1">Then reproduce on a single sheet of clean, white paper the table of contents of the book, omitting the page numbers, and substituting for each number a grade from A to F. The grades should be childishly selfish and impudent measures of your own joy or lack of it. I don’t care what grades you give. I do insist that you like some stories better than others.</text:p>
      <text:p text:style-name="P1"><text:soft-page-break/>Proceed next to the hallucination that you are a minor but useful editor on a good literary magazine not connected with a university. Take three stories that please you most and three that please you least, six in all, and pretend that they have been offered for publication. Write a report on each to be submitted to a wise, respected, witty and world-weary superior.</text:p>
      <text:p text:style-name="P1">Do not do so as an academic critic, nor as a person drunk on art, nor as a barbarian in the literary market place. Do so as a sensitive person who has a few practical hunches about how stories can succeed or fail. Praise or damn as you please, but do so rather flatly, pragmatically, with cunning attention to annoying or gratifying details. Be yourself. Be unique. Be a good editor. The Universe needs more good editors, God knows.</text:p>
      <text:p text:style-name="P1">Since there are eighty of you, and since I do not wish to go blind or kill somebody, about twenty pages from each of you should do neatly. Do not bubble. Do not spin your wheels. Use words I know.</text:p>
      <text:p text:style-name="P3"/>
      <text:p text:style-name="P2"/>
      <text:p text:style-name="P2"/>
      <text:p text:style-name="P2"/>
      <text:p text:style-name="P2"/>
      <text:p text:style-name="P7">The house stopped breathing three days ago. 13 year old Cory sat cross-legged in his living room in front of the dusty television, wondering what had become of his parents. Small creases lined his face as he inhaled through his respirator and quietly fumbled with a sweaty flashligh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BUSH 2020 on a bumper sticker of a beatup blue truck</text:p>
      <text:p text:style-name="P5">guillotine in the back of it</text:p>
      <text:p text:style-name="P5">man with a <text:s/>bible in the back of i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Times New Roman', serif"/>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6:13:09.02</meta:creation-date>
    <dc:date>2014-07-03T21:31:46.434000000</dc:date>
    <meta:editing-duration>PT58M44S</meta:editing-duration>
    <meta:editing-cycles>5</meta:editing-cycles>
    <meta:generator>LibreOffice/4.1.6.2$Windows_x86 LibreOffice_project/40ff705089295be5be0aae9b15123f687c05b0a</meta:generator>
    <meta:document-statistic meta:table-count="0" meta:image-count="0" meta:object-count="0" meta:page-count="2" meta:paragraph-count="18" meta:word-count="675" meta:character-count="3694" meta:non-whitespace-character-count="3034"/>
  </office:meta>
</office:document-meta>
</file>